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TC" svg:font-family="'Noto Sans TC'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71cm" fo:break-before="auto" style:use-optimal-row-height="false"/>
    </style:style>
    <style:style style:name="ro3" style:family="table-row">
      <style:table-row-properties style:row-height="0.2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3" style:family="table-cell" style:parent-style-name="Default">
      <style:table-cell-properties fo:border-bottom="0.74pt fine-dashed #127622" fo:border-left="none" fo:border-right="none" fo:border-top="0.74pt fine-dashed #127622"/>
    </style:style>
    <style:style style:name="gr1" style:family="graphic">
      <style:graphic-properties svg:stroke-width="0.159cm" svg:stroke-color="#ff4000" draw:marker-start-width="0.438cm" draw:marker-end-width="0.438cm" draw:stroke-linejoin="miter" svg:stroke-linecap="round" draw:textarea-horizontal-align="center" draw:textarea-vertical-align="middle" fo:padding-top="0.079cm" fo:padding-bottom="0.079cm" fo:padding-left="0.079cm" fo:padding-right="0.079cm"/>
      <style:paragraph-properties fo:text-align="center"/>
    </style:style>
    <style:style style:name="gr2" style:family="graphic">
      <style:graphic-properties svg:stroke-width="0.159cm" svg:stroke-color="#ff0000" draw:marker-start-width="0.438cm" draw:marker-end-width="0.438cm" draw:textarea-horizontal-align="center" draw:textarea-vertical-align="middle" fo:padding-top="0.079cm" fo:padding-bottom="0.079cm" fo:padding-left="0.079cm" fo:padding-right="0.079cm"/>
      <style:paragraph-properties fo:text-align="center"/>
    </style:style>
    <style:style style:name="gr3" style:family="graphic">
      <style:graphic-properties draw:fill-color="#ff0000" draw:textarea-horizontal-align="justify" draw:textarea-vertical-align="middle" draw:auto-grow-height="false" fo:min-height="0.322cm" fo:min-width="0.322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 table:print-ranges="工作表1.A4:工作表1.I17">
        <table:shapes>
          <draw:line draw:z-index="0" draw:name="線條 1" draw:style-name="gr1" draw:text-style-name="P1" svg:x1="3.199cm" svg:y1="2.982cm" svg:x2="5.438cm" svg:y2="2.963cm">
            <text:p/>
          </draw:line>
          <draw:line draw:z-index="1" draw:name="線條 2" draw:style-name="gr1" draw:text-style-name="P1" svg:x1="3.238cm" svg:y1="8.696cm" svg:x2="3.729cm" svg:y2="9.102cm">
            <text:p/>
          </draw:line>
          <draw:line draw:z-index="2" draw:name="線條 4" draw:style-name="gr1" draw:text-style-name="P1" svg:x1="7.657cm" svg:y1="2.974cm" svg:x2="9.874cm" svg:y2="4.749cm">
            <text:p/>
          </draw:line>
          <draw:path draw:z-index="3" draw:name="貝茲曲線 1" draw:style-name="gr2" draw:text-style-name="P1" svg:width="1.811cm" svg:height="2.297cm" draw:transform="rotate (-1.58196643400766) translate (14.5092447321526cm 3.00767270780719cm)" svg:viewBox="0 0 1812 2298" svg:d="M0 2298c1778 1 1773-2220 1773-2220l39-78">
            <text:p/>
          </draw:path>
          <draw:custom-shape draw:z-index="4" draw:name="形狀 1" draw:style-name="gr3" draw:text-style-name="P2" svg:width="0.454cm" svg:height="0.454cm" svg:x="16.51cm" svg:y="4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name="形狀 2" draw:style-name="gr3" draw:text-style-name="P2" svg:width="0.454cm" svg:height="0.454cm" svg:x="16.522cm" svg:y="7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name="線條 3" draw:style-name="gr1" draw:text-style-name="P1" svg:x1="7.607cm" svg:y1="7.324cm" svg:x2="9.824cm" svg:y2="9.099cm">
            <text:p/>
          </draw:line>
          <draw:line draw:z-index="7" draw:name="線條 5" draw:style-name="gr1" draw:text-style-name="P1" svg:x1="3.829cm" svg:y1="9.109cm" svg:x2="5.359cm" svg:y2="7.787cm">
            <text:p/>
          </draw:line>
          <draw:line draw:z-index="8" draw:name="線條 6" draw:style-name="gr1" draw:text-style-name="P1" svg:x1="12.159cm" svg:y1="8.229cm" svg:x2="14.398cm" svg:y2="8.2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獅</text:p>
          </table:table-cell>
          <table:table-cell/>
          <table:table-cell table:style-name="ce2" office:value-type="string" calcext:value-type="string">
            <text:p>虎</text:p>
          </table:table-cell>
          <table:table-cell/>
          <table:table-cell table:style-name="ce2" office:value-type="string" calcext:value-type="string">
            <text:p>豹</text:p>
          </table:table-cell>
          <table:table-cell/>
          <table:table-cell table:style-name="ce2" office:value-type="string" calcext:value-type="string">
            <text:p>鱉</text:p>
          </table:table-cell>
        </table:table-row>
        <table:table-row table:style-name="ro3">
          <table:table-cell table:number-columns-repeated="2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4">
            <text:p>陰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牛</text:p>
          </table:table-cell>
          <table:table-cell/>
          <table:table-cell table:style-name="ce2" office:value-type="string" calcext:value-type="string">
            <text:p>馬</text:p>
          </table:table-cell>
          <table:table-cell/>
          <table:table-cell table:style-name="ce2" office:value-type="string" calcext:value-type="string">
            <text:p>象</text:p>
          </table:table-cell>
          <table:table-cell/>
          <table:table-cell table:style-name="ce2" office:value-type="string" calcext:value-type="string">
            <text:p>鹿</text:p>
          </table:table-cell>
        </table:table-row>
        <table:table-row table:style-name="ro3">
          <table:table-cell table:number-columns-repeated="2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4">
            <text:p>陽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TC" svg:font-family="'Noto Sans TC'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蘋方-繁" style:font-size-asian="10pt" style:language-asian="zh" style:country-asian="TW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體-繁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00/00/00</text:date>, <text:time style:data-style-name="N2" text:time-value="10:16:52.137691897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31T10:43:28.651667110</meta:creation-date>
    <dc:date>2022-04-12T10:17:43.385450310</dc:date>
    <meta:editing-duration>PT30M13S</meta:editing-duration>
    <meta:editing-cycles>6</meta:editing-cycles>
    <meta:generator>LibreOffice/7.2.6.2$MacOSX_X86_64 LibreOffice_project/b0ec3a565991f7569a5a7f5d24fed7f52653d754</meta:generator>
    <meta:document-statistic meta:table-count="1" meta:cell-count="10" meta:object-count="9"/>
  </office:meta>
</office:document-meta>
</file>